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13.547cm"/>
    </style:style>
    <style:style style:name="co4" style:family="table-column">
      <style:table-column-properties fo:break-before="auto" style:column-width="12.73cm"/>
    </style:style>
    <style:style style:name="co5" style:family="table-column">
      <style:table-column-properties fo:break-before="auto" style:column-width="9.5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adcf7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adcf7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2e285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2e285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d7a7a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d7a7a"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Kontakt</text:p>
          </table:table-cell>
          <table:table-cell table:style-name="ce4" office:value-type="string" calcext:value-type="string">
            <text:p>32-fach blau</text:p>
          </table:table-cell>
          <table:table-cell table:style-name="ce6" office:value-type="string" calcext:value-type="string">
            <text:p>32-fach grün</text:p>
          </table:table-cell>
          <table:table-cell table:style-name="ce8" office:value-type="string" calcext:value-type="string">
            <text:p>20-fach ro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Zündungsplus (Kl.15)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Kontrolllampe für Blinker rechts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usgangssignal vom Geschwindigkeitsmesser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Kontrolllampe AHK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Kraftstoffvorratsanzeige 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irbag (liegt ohne Airbag auf Masse)</text:p>
          </table:table-cell>
          <table:table-cell table:style-name="ce7" office:value-type="string" calcext:value-type="string">
            <text:p>Waschwasserwarnung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Kl.31 (Gebermasse)</text:p>
          </table:table-cell>
          <table:table-cell table:style-name="ce7" office:value-type="string" calcext:value-type="string">
            <text:p>Bremsbelagverschleißanzeige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Kühlmitteltemperaturanzeige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Masse (Kl.31)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Öldruckschalter</text:p>
          </table:table-cell>
          <table:table-cell table:style-name="ce7" office:value-type="string" calcext:value-type="string">
            <text:p>Kraftstoffreservewarnung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nicht belegt</text:p>
          </table:table-cell>
          <table:table-cell table:style-name="ce7" office:value-type="string" calcext:value-type="string">
            <text:p>Signal für Fahrzeugstandzei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Kontrolllampe für Generator (Kl.61)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Radio/Navigation - Clock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nicht belegt</text:p>
          </table:table-cell>
          <table:table-cell table:style-name="ce7" office:value-type="string" calcext:value-type="string">
            <text:p>Kontrolllampe für Handbremse</text:p>
          </table:table-cell>
          <table:table-cell table:style-name="ce9" office:value-type="string" calcext:value-type="string">
            <text:p>Radio/Navigation - Data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Kontrolllampe für Nebelschlussleuchte</text:p>
          </table:table-cell>
          <table:table-cell table:style-name="ce7" office:value-type="string" calcext:value-type="string">
            <text:p>Antriebsschlupf(ASR) / Fahrzeugstabilisierung (ESP)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nicht belegt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Radio/Navigation - Enable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nicht belegt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Kontrolllampe für Fernlicht (Kl.56a)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Kontrolllampe für Blinker links</text:p>
          </table:table-cell>
          <table:table-cell table:style-name="ce7" office:value-type="string" calcext:value-type="string">
            <text:p>Signal für Öltemperatur- und Ölstandswarnung (WIV)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ABS (liegt ohne ABS auf Masse)</text:p>
          </table:table-cell>
          <table:table-cell table:style-name="ce7" office:value-type="string" calcext:value-type="string">
            <text:p>CAN-Bus für Antrieb (High-Eingangssignal)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Instrumentenbeleuchtung (Kl.58b)</text:p>
          </table:table-cell>
          <table:table-cell table:style-name="ce7" office:value-type="string" calcext:value-type="string">
            <text:p>CAN-Bus für Antrieb (Low-Eingangssignal)</text:p>
          </table:table-cell>
          <table:table-cell table:style-name="ce9" office:value-type="string" calcext:value-type="string">
            <text:p>nicht belegt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Signal für offene Fahrertür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Kühlmittelmangelanzeige</text:p>
          </table:table-cell>
          <table:table-cell table:style-name="ce7" office:value-type="string" calcext:value-type="string">
            <text:p>Signal für offene Motorhaube (WIV)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Plus (Kl.30)</text:p>
          </table:table-cell>
          <table:table-cell table:style-name="ce7" office:value-type="string" calcext:value-type="string">
            <text:p>Speicherschalter für MFA (Memory)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asse (Kl.31)</text:p>
          </table:table-cell>
          <table:table-cell table:style-name="ce7" office:value-type="string" calcext:value-type="string">
            <text:p>Abruftaste für MFA (Mode)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Eigendiagnose (K-Leitung)</text:p>
          </table:table-cell>
          <table:table-cell table:style-name="ce7" office:value-type="string" calcext:value-type="string">
            <text:p>Speicherschalter für MFA (Reset)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Parklicht/Standlicht rechts, Signal für Lichtwarnsummer</text:p>
          </table:table-cell>
          <table:table-cell table:style-name="ce7" office:value-type="string" calcext:value-type="string">
            <text:p>Temperaturfühler für Außentemperatur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Parklicht/Standlicht links, Signal für Lichtwarnsummer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Eingangssignal zum Geschwindigkeitsmesser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Kontrolllampe für Bremsanlage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S-Kontakt vom Zündschloss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Sicherheitsgurt-Warnsystem</text:p>
          </table:table-cell>
          <table:table-cell table:style-name="ce7" office:value-type="string" calcext:value-type="string">
            <text:p>Automatik-Wählbereichsanzeige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Abgas-Warnleuchte</text:p>
          </table:table-cell>
          <table:table-cell table:style-name="ce7" office:value-type="string" calcext:value-type="string">
            <text:p>nicht belegt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7:45.871869035</meta:creation-date>
    <meta:print-date>2024-05-12T18:57:09.120254913</meta:print-date>
    <dc:date>2024-05-12T18:58:25.319045537</dc:date>
    <meta:editing-duration>PT10M29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